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w3l4ch76gmn4"/>Title</text:p>
      <text:p text:style-name="Standard"/>
      <text:p text:style-name="Standard">A odt cont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4" meta:character-count="18" meta:non-whitespace-character-count="16"/>
    <meta:generator>LibreOfficeDev/6.0.5.2$Linux_X86_64 LibreOffice_project/</meta:generator>
  </office:meta>
</office:document-meta>
</file>